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Chancery L" svg:font-family="'URW Chancery L'"/>
    <style:font-face style:name="Tangerine" svg:font-family="Tangerin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svg:stroke-color="#000000" draw:fill="none" draw:fill-color="#ffffff" fo:min-height="3.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4.75cm"/>
    </style:style>
    <style:style style:name="P1" style:family="paragraph">
      <style:text-properties style:font-name="Tangerine" fo:font-size="150pt" style:font-size-asian="150pt" style:font-size-complex="150pt"/>
    </style:style>
    <style:style style:name="P2" style:family="paragraph">
      <loext:graphic-properties draw:fill="none" draw:fill-color="#ffffff"/>
      <style:text-properties style:font-name="Tangerine" fo:font-size="150pt" style:font-size-asian="150pt" style:font-size-complex="15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angerine" fo:font-size="150pt" style:font-size-asian="150pt" style:font-size-complex="150pt"/>
    </style:style>
    <style:style style:name="T2" style:family="text">
      <style:text-properties fo:color="#808080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1.3cm" svg:height="5.539cm" svg:x="0.9cm" svg:y="-0.7cm">
          <draw:text-box>
            <text:p text:style-name="P1"><text:span text:style-name="T1">i</text:span></text:p>
          </draw:text-box>
        </draw:frame>
        <draw:frame draw:style-name="gr2" draw:text-style-name="P4" draw:layer="layout" svg:width="6.3cm" svg:height="5cm" svg:x="3cm" svg:y="0cm">
          <draw:text-box>
            <text:p text:style-name="P3">複素数</text:p>
            <text:p text:style-name="P3"><text:span text:style-name="T2">Comple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Chancery L" svg:font-family="'URW Chancery L'"/>
    <style:font-face style:name="Tangerine" svg:font-family="Tangerin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24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4T22:06:25.354827581</meta:creation-date>
    <dc:date>2017-10-24T22:22:10.242928656</dc:date>
    <meta:editing-duration>PT5M6S</meta:editing-duration>
    <meta:editing-cycles>3</meta:editing-cycles>
    <meta:generator>LibreOffice/5.3.1.2$Linux_X86_64 LibreOffice_project/30m0$Build-2</meta:generator>
    <meta:document-statistic meta:object-count="2"/>
  </office:meta>
</office:document-meta>
</file>